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  <style:font-face style:name="Ubuntu Medium1" svg:font-family="'Ubuntu Medium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6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b7b7b7"/>
    </style:style>
    <style:style style:name="P7" style:family="paragraph" style:parent-style-name="Standard">
      <style:paragraph-properties fo:text-align="center" style:justify-single-word="false" fo:padding-left="0in" fo:padding-right="0in" fo:padding-top="0.028in" fo:padding-bottom="0in" fo:border-left="none" fo:border-right="none" fo:border-top="0.99pt solid #b7b7b7" fo:border-bottom="none"/>
    </style:style>
    <style:style style:name="P8" style:family="paragraph" style:parent-style-name="Heading_20_1">
      <style:paragraph-properties fo:margin-top="0.1945in" fo:margin-bottom="0.139in" loext:contextual-spacing="false" fo:line-height="100%" fo:text-align="start" style:justify-single-word="false" fo:keep-together="auto" fo:keep-with-next="auto"/>
    </style:style>
    <style:style style:name="P9" style:family="paragraph" style:parent-style-name="Heading_20_1">
      <style:paragraph-properties fo:margin-top="0.1945in" fo:margin-bottom="0.139in" loext:contextual-spacing="false" fo:line-height="100%" fo:keep-together="auto" fo:keep-with-next="auto"/>
    </style:style>
    <style:style style:name="P10" style:family="paragraph" style:parent-style-name="Heading_20_2">
      <style:paragraph-properties fo:margin-top="0.1665in" fo:margin-bottom="0.1665in" loext:contextual-spacing="false" fo:line-height="100%" fo:text-align="start" style:justify-single-word="false"/>
    </style:style>
    <style:style style:name="P11" style:family="paragraph" style:parent-style-name="Title" style:master-page-name="First_20_Page">
      <style:paragraph-properties style:page-number="auto"/>
    </style:style>
    <style:style style:name="T1" style:family="text">
      <style:text-properties fo:color="#999999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4" style:family="text">
      <style:text-properties fo:color="#000000" style:text-underline-style="none" fo:font-weight="bold" style:font-weight-asian="bold"/>
    </style:style>
    <style:style style:name="T5" style:family="text">
      <style:text-properties fo:color="#000000"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fo:background-color="#ff0000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fo:background-color="#ff0000"/>
    </style:style>
    <style:style style:name="T10" style:family="text">
      <style:text-properties fo:background-color="#ff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jf6kno32hgsk"/><text:soft-page-break/>Documentación</text:p>
      <text:p text:style-name="Title"><text:bookmark text:name="_mg3unsy6avhp"/>Programa: <text:span text:style-name="T1">[p.ej.: Sistema de Gestión Empresarial CRIMSON]</text:span></text:p>
      <text:p text:style-name="Title"><text:bookmark text:name="_6apcw6rf23b6"/>Autor: <text:span text:style-name="T1">[p.ej.: Jose Vicente Carratalá Sanchis]</text:span></text:p>
      <text:p text:style-name="Standard"/>
      <text:p text:style-name="P1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up2hbw8o1ml7" text:style-name="Index_20_Link" text:visited-style-name="Index_20_Link"><text:span text:style-name="T2">1. Documentación de usuario final:<text:tab/>2</text:span></text:a></text:p>
          <text:p text:style-name="P4"><text:a xlink:type="simple" xlink:href="#_rws7jcualcvg" text:style-name="Index_20_Link" text:visited-style-name="Index_20_Link"><text:span text:style-name="T3">1.1. Guía de usuario<text:tab/>2</text:span></text:a></text:p>
          <text:p text:style-name="P4"><text:a xlink:type="simple" xlink:href="#_9m00ugsblz7m" text:style-name="Index_20_Link" text:visited-style-name="Index_20_Link"><text:span text:style-name="T3">1.2. FAQ (Preguntas frecuentes)<text:tab/>2</text:span></text:a></text:p>
          <text:p text:style-name="P4"><text:a xlink:type="simple" xlink:href="#_qq37qk45b9ib" text:style-name="Index_20_Link" text:visited-style-name="Index_20_Link"><text:span text:style-name="T3">1.3. Solución de problemas comunes<text:tab/>2</text:span></text:a></text:p>
          <text:p text:style-name="P2"><text:a xlink:type="simple" xlink:href="#_j577qt8eveq" text:style-name="Index_20_Link" text:visited-style-name="Index_20_Link"><text:span text:style-name="T2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3">2.1. Introducción al software<text:tab/>3</text:span></text:a></text:p>
          <text:p text:style-name="P4"><text:a xlink:type="simple" xlink:href="#_xtes60ipx5sz" text:style-name="Index_20_Link" text:visited-style-name="Index_20_Link"><text:span text:style-name="T3">2.2. Arquitectura del sistema<text:tab/>3</text:span></text:a></text:p>
          <text:p text:style-name="P4"><text:a xlink:type="simple" xlink:href="#_52a122jpzn5d" text:style-name="Index_20_Link" text:visited-style-name="Index_20_Link"><text:span text:style-name="T3">2.3. Estructura del código<text:tab/>3</text:span></text:a></text:p>
          <text:p text:style-name="P4"><text:a xlink:type="simple" xlink:href="#_b5wg959l7e7a" text:style-name="Index_20_Link" text:visited-style-name="Index_20_Link"><text:span text:style-name="T3">2.4. Especificaciones de API<text:tab/>3</text:span></text:a></text:p>
          <text:p text:style-name="P4"><text:a xlink:type="simple" xlink:href="#_1yz8bt1f8xhf" text:style-name="Index_20_Link" text:visited-style-name="Index_20_Link"><text:span text:style-name="T3">2.5. Dependencias y configuraciones<text:tab/>3</text:span></text:a></text:p>
          <text:p text:style-name="P2"><text:a xlink:type="simple" xlink:href="#_p6n53w8oi8ll" text:style-name="Index_20_Link" text:visited-style-name="Index_20_Link"><text:span text:style-name="T2">3. Guías de instalación y despliegue<text:tab/>4</text:span></text:a></text:p>
          <text:p text:style-name="P4"><text:a xlink:type="simple" xlink:href="#_u0knxtsluvjl" text:style-name="Index_20_Link" text:visited-style-name="Index_20_Link"><text:span text:style-name="T3">3.1. Requisitos previos<text:tab/>4</text:span></text:a></text:p>
          <text:p text:style-name="P4"><text:a xlink:type="simple" xlink:href="#_31bghrjpgen1" text:style-name="Index_20_Link" text:visited-style-name="Index_20_Link"><text:span text:style-name="T3">3.2. Instrucciones de instalación<text:tab/>4</text:span></text:a></text:p>
          <text:p text:style-name="P4"><text:a xlink:type="simple" xlink:href="#_kdki9dcsutog" text:style-name="Index_20_Link" text:visited-style-name="Index_20_Link"><text:span text:style-name="T3">3.3. Despliegue<text:tab/>4</text:span></text:a></text:p>
          <text:p text:style-name="P4"><text:a xlink:type="simple" xlink:href="#_8ln0ftoe7grc" text:style-name="Index_20_Link" text:visited-style-name="Index_20_Link"><text:span text:style-name="T3">3.4. Pruebas y verificación<text:tab/>4</text:span></text:a></text:p>
          <text:p text:style-name="P2"><text:a xlink:type="simple" xlink:href="#_5gc0ck381qq" text:style-name="Index_20_Link" text:visited-style-name="Index_20_Link"><text:span text:style-name="T2">4. Mantenimiento y soporte<text:tab/>5</text:span></text:a></text:p>
          <text:p text:style-name="P4"><text:a xlink:type="simple" xlink:href="#_ohoy19w00stk" text:style-name="Index_20_Link" text:visited-style-name="Index_20_Link"><text:span text:style-name="T3">4.1. Manejo de errores<text:tab/>5</text:span></text:a></text:p>
          <text:p text:style-name="P4"><text:a xlink:type="simple" xlink:href="#_kbobhd6wy163" text:style-name="Index_20_Link" text:visited-style-name="Index_20_Link"><text:span text:style-name="T3">4.2. Registro de cambios (changelog)<text:tab/>5</text:span></text:a></text:p>
          <text:p text:style-name="P4"><text:a xlink:type="simple" xlink:href="#_ovlcepyqtf7o" text:style-name="Index_20_Link" text:visited-style-name="Index_20_Link"><text:span text:style-name="T3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Heading_20_2"><text:bookmark text:name="_rws7jcualcvg"/><text:span text:style-name="T6">1.1. Guía de usuario</text:span></text:p>
      <text:p text:style-name="Standard"><text:span text:style-name="T8">Ayuda: Incluye instrucciones sobre cómo utilizar el software. Usa capturas de pantalla, diagramas y ejemplos para hacerla más accesible.</text:span></text:p>
      <text:p text:style-name="Standard">[Inserta aquí tu texto]</text:p>
      <text:p text:style-name="Heading_20_2"><text:bookmark text:name="_9m00ugsblz7m"/><text:span text:style-name="T6">1.2. FAQ (Preguntas frecuentes)</text:span></text:p>
      <text:p text:style-name="Standard"><text:span text:style-name="T8">Ayuda: Responde preguntas comunes para facilitar el soporte y resolver dudas rápidamente.</text:span></text:p>
      <text:p text:style-name="Standard">[Inserta aquí tu texto]</text:p>
      <text:p text:style-name="Heading_20_2"><text:bookmark text:name="_qq37qk45b9ib"/><text:span text:style-name="T6">1.3. Solución de problemas comunes</text:span></text:p>
      <text:p text:style-name="Standard"><text:span text:style-name="T8">Ayuda: Describe errores comunes que puedan surgir y sus posibles soluciones.</text:span></text:p>
      <text:p text:style-name="Standard">[Inserta aquí tu texto]</text:p>
      <text:p text:style-name="P8"><text:bookmark text:name="_j577qt8eveq"/>2. Documentación técnica para desarrolladores</text:p>
      <text:p text:style-name="P10"><text:bookmark text:name="_6zdhgc3wuvm4"/><text:span text:style-name="T6">2.1. Introducción al software</text:span></text:p>
      <text:p text:style-name="P5"><text:span text:style-name="T8">Ayuda: Explica de qué se trata el software, su propósito, características principales y tecnologías utilizadas.</text:span></text:p>
      <text:p text:style-name="Standard">[Inserta aquí tu texto]</text:p>
      <text:p text:style-name="P10"><text:bookmark text:name="_xtes60ipx5sz"/><text:span text:style-name="T6">2.2. Arquitectura del sistema</text:span></text:p>
      <text:p text:style-name="P5"><text:span text:style-name="T8">Ayuda: Incluye diagramas de arquitectura y una descripción de los componentes principales (como bases de datos, servidores, API, etc.) y cómo interactúan entre sí.</text:span></text:p>
      <text:p text:style-name="Standard">[Inserta aquí tu texto]</text:p>
      <text:p text:style-name="P10"><text:bookmark text:name="_52a122jpzn5d"/><text:span text:style-name="T6">2.3. Estructura del código</text:span></text:p>
      <text:p text:style-name="P5"><text:span text:style-name="T8">Ayuda: Explica cómo está estructurado el código. Incluye una descripción de directorios y archivos, así como los principales módulos y sus responsabilidades.</text:span></text:p>
      <text:p text:style-name="Standard">[Inserta aquí tu texto]</text:p>
      <text:p text:style-name="P10"><text:bookmark text:name="_b5wg959l7e7a"/><text:span text:style-name="T7">2.4. Especificaciones de API</text:span></text:p>
      <text:p text:style-name="P5"><text:span text:style-name="T9">Ayuda: Describe las APIs o endpoints utilizados, con detalles de entrada y salida, ejemplos de solicitud y respuesta, y posibles códigos de error.</text:span></text:p>
      <text:p text:style-name="Standard">[Inserta aquí tu texto]</text:p>
      <text:p text:style-name="P10"><text:bookmark text:name="_1yz8bt1f8xhf"/><text:span text:style-name="T6">2.5. Dependencias y configuraciones</text:span></text:p>
      <text:p text:style-name="P5"><text:span text:style-name="T8">Ayuda: Enumera las dependencias del software y cómo instalarlas. Proporciona detalles de configuración, como archivos de configuración, variables de entorno y bases de datos.</text:span></text:p>
      <text:p text:style-name="Standard">[Inserta aquí tu texto]</text:p>
      <text:p text:style-name="P9"><text:bookmark text:name="_p6n53w8oi8ll"/>3. Guías de instalación y despliegue</text:p>
      <text:p text:style-name="P10"><text:bookmark text:name="_u0knxtsluvjl"/><text:span text:style-name="T6">3.1. Requisitos previos</text:span></text:p>
      <text:p text:style-name="P5"><text:span text:style-name="T8">Ayuda: Lista los requisitos del sistema, como versiones específicas de software, hardware, y permisos necesarios.</text:span></text:p>
      <text:p text:style-name="Standard">[Inserta aquí tu texto]</text:p>
      <text:p text:style-name="P10"><text:bookmark text:name="_31bghrjpgen1"/><text:span text:style-name="T6">3.2. Instrucciones de instalación</text:span></text:p>
      <text:p text:style-name="P5"><text:span text:style-name="T8">Ayuda: Proporciona una guía paso a paso para instalar el software en diferentes entornos (desarrollo, producción, etc.).</text:span></text:p>
      <text:p text:style-name="Standard">[Inserta aquí tu texto]</text:p>
      <text:p text:style-name="P10"><text:bookmark text:name="_kdki9dcsutog"/><text:span text:style-name="T6">3.3. Despliegue</text:span></text:p>
      <text:p text:style-name="P5"><text:span text:style-name="T8">Ayuda: Explica cómo desplegar el software, ya sea en servidores locales o en la nube. Agrega procedimientos de actualización y rollback.</text:span></text:p>
      <text:p text:style-name="Standard">[Inserta aquí tu texto]</text:p>
      <text:p text:style-name="P10"><text:bookmark text:name="_8ln0ftoe7grc"/><text:span text:style-name="T6">3.4. Pruebas y verificación</text:span></text:p>
      <text:p text:style-name="P5"><text:span text:style-name="T8">Ayuda: Detalla cómo ejecutar pruebas para asegurarse de que el software está funcionando correctamente después de la instalación.</text:span></text:p>
      <text:p text:style-name="Standard">[Inserta aquí tu texto]</text:p>
      <text:p text:style-name="P9"><text:bookmark text:name="_5gc0ck381qq"/>4. Mantenimiento y soporte</text:p>
      <text:p text:style-name="P10"><text:bookmark text:name="_ohoy19w00stk"/><text:span text:style-name="T6">4.1. Manejo de errores</text:span></text:p>
      <text:p text:style-name="P5"><text:span text:style-name="T8">Ayuda: Indica cómo capturar y manejar errores, incluyendo una lista de códigos de error y mensajes explicativos.</text:span></text:p>
      <text:p text:style-name="Standard">[Inserta aquí tu texto]</text:p>
      <text:p text:style-name="P10"><text:bookmark text:name="_kbobhd6wy163"/><text:span text:style-name="T6">4.2. Registro de cambios (changelog)</text:span></text:p>
      <text:p text:style-name="P5"><text:span text:style-name="T8">Ayuda: Detalla los cambios realizados en cada versión, incluyendo nuevas características, correcciones y mejoras.</text:span></text:p>
      <text:p text:style-name="Standard">[Inserta aquí tu texto]</text:p>
      <text:p text:style-name="P10"><text:bookmark text:name="_ovlcepyqtf7o"/><text:span text:style-name="T6">4.3. Soporte y contacto</text:span></text:p>
      <text:p text:style-name="P5"><text:span text:style-name="T8">Ayuda: Proporciona información sobre cómo obtener soporte técnico, ya sea por correo, teléfono, o sistemas de tickets.</text:span></text:p>
      <text:p text:style-name="Standard">[Inserta aquí tu texto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  <style:font-face style:name="Ubuntu Medium1" svg:font-family="'Ubuntu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in" fo:padding-right="0in" fo:padding-top="0.028in" fo:padding-bottom="0in" fo:border-left="none" fo:border-right="none" fo:border-top="0.99pt solid #b7b7b7" fo:border-bottom="non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ación de software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74" meta:word-count="527" meta:character-count="3542" meta:non-whitespace-character-count="3089"/>
    <meta:generator>LibreOfficeDev/6.0.5.2$Linux_X86_64 LibreOffice_project/</meta:generator>
  </office:meta>
</office:document-meta>
</file>